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da9" officeooo:paragraph-rsid="0001cda9"/>
    </style:style>
    <style:style style:name="P2" style:family="paragraph" style:parent-style-name="Standard">
      <style:text-properties officeooo:rsid="0001cda9" officeooo:paragraph-rsid="0005dc4d"/>
    </style:style>
    <style:style style:name="P3" style:family="paragraph" style:parent-style-name="Standard">
      <style:text-properties officeooo:rsid="0001cda9" officeooo:paragraph-rsid="00085dc2"/>
    </style:style>
    <style:style style:name="P4" style:family="paragraph" style:parent-style-name="Standard">
      <style:text-properties officeooo:rsid="00085dc2" officeooo:paragraph-rsid="00085dc2"/>
    </style:style>
    <style:style style:name="P5" style:family="paragraph" style:parent-style-name="Standard">
      <style:text-properties officeooo:rsid="00098500" officeooo:paragraph-rsid="00098500"/>
    </style:style>
    <style:style style:name="P6" style:family="paragraph" style:parent-style-name="Standard">
      <style:text-properties officeooo:rsid="000b8b98" officeooo:paragraph-rsid="00085dc2"/>
    </style:style>
    <style:style style:name="T1" style:family="text">
      <style:text-properties officeooo:rsid="00041eb6"/>
    </style:style>
    <style:style style:name="T2" style:family="text">
      <style:text-properties officeooo:rsid="0005dc4d"/>
    </style:style>
    <style:style style:name="T3" style:family="text">
      <style:text-properties officeooo:rsid="00073d53"/>
    </style:style>
    <style:style style:name="T4" style:family="text">
      <style:text-properties officeooo:rsid="00085dc2"/>
    </style:style>
    <style:style style:name="T5" style:family="text">
      <style:text-properties officeooo:rsid="000a0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 :</text:p>
      <text:p text:style-name="P1"/>
      <text:p text:style-name="P4">Les étapes suivantes doivent être réalisées pour pouvoir lancer le script STT.py : </text:p>
      <text:p text:style-name="P4"/>
      <text:p text:style-name="P4"/>
      <text:p text:style-name="P1">Installer pico2wave  </text:p>
      <text:p text:style-name="P1"/>
      <text:p text:style-name="P1">Installer SpeechRecognition :</text:p>
      <text:p text:style-name="P1"/>
      <text:p text:style-name="P1">- pip install libportaudio-dev</text:p>
      <text:p text:style-name="P1">- pip install portaudiov19-dev</text:p>
      <text:p text:style-name="P1">- sudo apt-get install python-all-dev</text:p>
      <text:p text:style-name="P1">- pip install PyAudio</text:p>
      <text:p text:style-name="P1"/>
      <text:p text:style-name="P1">Installer Xamp</text:p>
      <text:p text:style-name="P2"/>
      <text:p text:style-name="P2"><text:span text:style-name="T4">Placer le dossier de Genesis</text:span> dans /opt/lampp/htdocs (à télécharger <text:s/><text:span text:style-name="T3">à l'adresse : </text:span><text:s/><text:a xlink:type="simple" xlink:href="http://s140685957.onlinehome.fr/bot/documentation.htm"><text:span text:style-name="T2">http://s140685957.onlinehome.fr/bot/documentation.htm</text:span></text:a>)</text:p>
      <text:p text:style-name="P2"/>
      <text:p text:style-name="P2"/>
      <text:p text:style-name="P5">Remplacer le fichier AR.txt de Genesis par le fichier AR.<text:span text:style-name="T5">txt </text:span>fourni</text:p>
      <text:p text:style-name="P2"/>
      <text:p text:style-name="P6"/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9:00:22.089952029</meta:creation-date>
    <dc:date>2016-05-25T20:09:50.365348011</dc:date>
    <meta:editing-duration>PT1H27M2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63" meta:character-count="477" meta:non-whitespace-character-count="420"/>
  </office:meta>
</office:document-meta>
</file>